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upmost-downmost.lp</text:p>
          </table:table-cell>
          <table:table-cell office:value-type="float" office:value="0.0434249"/>
          <table:table-cell office:value-type="float" office:value="0.0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7.0"/>
          <table:table-cell office:value-type="float" office:value="180.0"/>
          <table:table-cell office:value-type="float" office:value="57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office:value-type="float" office:value="542.0"/>
          <table:table-cell office:value-type="float" office:value="482.0"/>
          <table:table-cell office:value-type="float" office:value="380.0"/>
          <table:table-cell office:value-type="float" office:value="101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AVERAGE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